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c9940" officeooo:paragraph-rsid="001c9940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solid" draw:fill-color="#ffde59"/>
    </style:style>
    <style:style style:name="gr1" style:family="graphic">
      <style:graphic-properties draw:textarea-vertical-align="middle" draw:auto-grow-height="false" fo:min-height="0.3028in" fo:min-width="0.8465in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de59" draw:textarea-horizontal-align="justify" draw:textarea-vertical-align="middle" draw:auto-grow-height="false" fo:min-height="0.7602in" fo:min-width="5.8543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RectangleInBody" draw:style-name="gr2" draw:text-style-name="P3" svg:width="5.8543in" svg:height="0.7606in" svg:x="-0.952in" svg:y="-0.8728in"><text:p/><draw:enhanced-geometry svg:viewBox="0 0 21600 21600" draw:type="rectangle" draw:enhanced-path="M 0 0 L 21600 0 21600 21600 0 21600 0 0 Z N"/></draw:custom-shape>In DOCX format, the header content is ALWAYS behind the body content. So the star must be hidden after round-tripping to DOCX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text-align="center"/>
      <style:text-properties fo:font-size="12pt"/>
    </style:style>
    <style:style style:name="Mgr1" style:family="graphic">
      <style:graphic-properties draw:textarea-vertical-align="middle" draw:auto-grow-height="false" fo:min-height="0.3028in" fo:min-width="0.8465in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1" draw:name="StarInHeader" draw:style-name="Mgr1" draw:text-style-name="MP1" svg:width="2.2413in" svg:height="0.9071in" svg:x="0.35in" svg:y="-0.5472in"><text:p/>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6:21:49.812733855</meta:creation-date>
    <dc:date>2024-02-27T16:35:57.535009879</dc:date>
    <meta:editing-duration>PT8M6S</meta:editing-duration>
    <meta:editing-cycles>3</meta:editing-cycles>
    <meta:generator>LibreOfficeDev/24.8.0.0.alpha0$Linux_X86_64 LibreOffice_project/cbcf92dc3bd1cbf8a3b2c3d8cc4b2cb2498a05df</meta:generator>
    <meta:document-statistic meta:table-count="0" meta:image-count="0" meta:object-count="0" meta:page-count="1" meta:paragraph-count="1" meta:word-count="22" meta:character-count="126" meta:non-whitespace-character-count="105"/>
  </office:meta>
</office:document-meta>
</file>